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17.002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29cm"/>
    </style:style>
    <style:style style:name="co27" style:family="table-column">
      <style:table-column-properties fo:break-before="auto" style:column-width="4.477cm"/>
    </style:style>
    <style:style style:name="co28" style:family="table-column">
      <style:table-column-properties fo:break-before="auto" style:column-width="10.151cm"/>
    </style:style>
    <style:style style:name="co29" style:family="table-column">
      <style:table-column-properties fo:break-before="auto" style:column-width="5.48cm"/>
    </style:style>
    <style:style style:name="co30" style:family="table-column">
      <style:table-column-properties fo:break-before="auto" style:column-width="3.353cm"/>
    </style:style>
    <style:style style:name="co31" style:family="table-column">
      <style:table-column-properties fo:break-before="auto" style:column-width="3.141cm"/>
    </style:style>
    <style:style style:name="co32" style:family="table-column">
      <style:table-column-properties fo:break-before="auto" style:column-width="5.987cm"/>
    </style:style>
    <style:style style:name="co33" style:family="table-column">
      <style:table-column-properties fo:break-before="auto" style:column-width="3.036cm"/>
    </style:style>
    <style:style style:name="co34" style:family="table-column">
      <style:table-column-properties fo:break-before="auto" style:column-width="3.438cm"/>
    </style:style>
    <style:style style:name="co35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8.807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1.392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12.815cm" fo:break-before="auto" style:use-optimal-row-height="true"/>
    </style:style>
    <style:style style:name="ro24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2" style:family="table-cell" style:parent-style-name="Default">
      <style:table-cell-properties style:vertical-align="middle"/>
      <style:text-properties fo:color="#c9211e"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fo:color="#008000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<text:span text:style-name="T5">02.Label</text:span></text:p>
            <text:p><text:span text:style-name="T5">03.Text</text:span></text:p>
            <text:p><text:span text:style-name="T5">04.QrCode</text:span></text:p>
            <text:p><text:span text:style-name="T5">05.BarCode</text:span></text:p>
            <text:p><text:span text:style-name="T5">06.Image</text:span></text:p>
            <text:p><text:span text:style-name="T5">07.Line</text:span></text:p>
            <text:p><text:span text:style-name="T5">08.Table</text:span></text:p>
            <text:p><text:span text:style-name="T2">09.Block</text:span></text:p>
            <text:p><text:span text:style-name="T2">10.Rows</text:span></text:p>
            <text:p><text:span text:style-name="T2">11.SubRows</text:span>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6">[讀取目前元件X值]</text:span></text:p>
            <text:p><text:span text:style-name="T1">Right            </text:span><text:span text:style-name="T6">[靠右]</text:span></text:p>
            <text:p><text:span text:style-name="T1">Center          </text:span><text:span text:style-name="T6">[置中]</text:span>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6">[讀取目前元件Y值]</text:span></text:p>
            <text:p><text:span text:style-name="T2">Increment : 遞增      </text:span><text:span text:style-name="T6"> [垂直排列 ~ 目前Y = 前一元件的Y + 前一元件的Height + 1</text:span><text:span text:style-name="T7">]</text:span></text:p>
            <text:p><text:span text:style-name="T2">Element : 前一元件  </text:span><text:span text:style-name="T6">[橫向排列 ~ 目前Y = </text:span><text:span text:style-name="T8">前一個元件Y]</text:span>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table:style-name="ce12" office:value-type="string" calcext:value-type="string">
            <text:p>Suf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後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table:style-name="ce12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合併間隔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table:style-name="ce32" office:value-type="string" calcext:value-type="string">
            <text:p>變數名稱對應資料集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1">
          <table:table-cell table:style-name="ce12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9" office:value-type="float" office:value="16" calcext:value-type="float">
            <text:p>16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6" table:number-rows-repeated="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3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5">整張分隔線統一定義</text:span></text:p>
            <text:p>-  (*) </text:p>
          </table:table-cell>
          <table:table-cell table:style-name="ce29" office:value-type="float" office:value="10" calcext:value-type="float">
            <text:p>10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6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 和 Row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bRow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"                       :  根物件之下變數</text:span></text:p>
            <text:p><text:span text:style-name="T4">    "ArrayName" 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4">
          <table:table-cell table:style-name="ce36" office:value-type="string" calcext:value-type="string">
            <text:p>MergeVariables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N" (*) :  獨立顯示</text:span></text:p>
            <text:p><text:span text:style-name="T4">    "Y"       :  合併顯示</text:span></text:p>
          </table:table-cell>
          <table:table-cell table:style-name="ce3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換算公式(pixel)_(mm)" table:style-name="ta1">
        <table:table-column table:style-name="co30" table:default-cell-style-name="ce39"/>
        <table:table-column table:style-name="co2" table:default-cell-style-name="ce39"/>
        <table:table-column table:style-name="co31" table:default-cell-style-name="ce39"/>
        <table:table-column table:style-name="co32" table:default-cell-style-name="ce40"/>
        <table:table-column table:style-name="co33" table:default-cell-style-name="ce42"/>
        <table:table-column table:style-name="co33" table:default-cell-style-name="ce39"/>
        <table:table-column table:style-name="co2" table:default-cell-style-name="ce39"/>
        <table:table-column table:style-name="co34" table:default-cell-style-name="ce39"/>
        <table:table-column table:style-name="co35" table:default-cell-style-name="ce39"/>
        <table:table-column table:style-name="co2" table:number-columns-repeated="16375" table:default-cell-style-name="ce39"/>
        <table:table-row table:style-name="ro17"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00/00/00</text:date>, <text:time style:data-style-name="N2" text:time-value="08:48:44.824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21T10:39:41.929000000</dc:date>
    <meta:editing-duration>P4DT3H58M2S</meta:editing-duration>
    <meta:editing-cycles>370</meta:editing-cycles>
    <meta:generator>LibreOffice/24.2.3.2$Windows_x86 LibreOffice_project/433d9c2ded56988e8a90e6b2e771ee4e6a5ab2ba</meta:generator>
    <meta:document-statistic meta:table-count="13" meta:cell-count="520" meta:object-count="0"/>
  </office:meta>
</office:document-meta>
</file>